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Spranq eco sans" svg:font-family="'Spranq eco sans'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2.501cm" fo:margin-right="0cm" fo:text-indent="-0.635cm" style:auto-text-indent="false"/>
    </style:style>
    <style:style style:name="P2" style:family="paragraph" style:parent-style-name="Standard">
      <style:paragraph-properties fo:margin-left="3.752cm" fo:margin-right="0cm" fo:text-indent="-0.635cm" style:auto-text-indent="false"/>
    </style:style>
    <style:style style:name="P3" style:family="paragraph" style:parent-style-name="Standard">
      <style:paragraph-properties fo:margin-left="5.002cm" fo:margin-right="0cm" fo:text-indent="-0.635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 style:list-style-name="L1"/>
    <style:style style:name="P6" style:family="paragraph" style:parent-style-name="Standard" style:list-style-name="L3"/>
    <style:style style:name="P7" style:family="paragraph" style:parent-style-name="Standard" style:list-style-name="L6"/>
    <style:style style:name="P8" style:family="paragraph" style:parent-style-name="Standard" style:list-style-name="L2">
      <style:paragraph-properties fo:margin-left="2.501cm" fo:margin-right="0cm" fo:text-indent="-0.635cm" style:auto-text-indent="false"/>
    </style:style>
    <style:style style:name="P9" style:family="paragraph" style:parent-style-name="Standard" style:list-style-name="L4">
      <style:paragraph-properties fo:margin-left="2.501cm" fo:margin-right="0cm" fo:text-indent="-0.635cm" style:auto-text-indent="false"/>
    </style:style>
    <style:style style:name="P10" style:family="paragraph" style:parent-style-name="Standard" style:list-style-name="L7">
      <style:paragraph-properties fo:margin-left="2.501cm" fo:margin-right="0cm" fo:text-indent="-0.635cm" style:auto-text-indent="false"/>
    </style:style>
    <style:style style:name="P11" style:family="paragraph" style:parent-style-name="Standard" style:list-style-name="L3">
      <style:paragraph-properties fo:margin-left="3.752cm" fo:margin-right="0cm" fo:text-indent="-0.635cm" style:auto-text-indent="false"/>
    </style:style>
    <style:style style:name="P12" style:family="paragraph" style:parent-style-name="Standard" style:list-style-name="L4">
      <style:paragraph-properties fo:margin-left="3.752cm" fo:margin-right="0cm" fo:text-indent="-0.635cm" style:auto-text-indent="false"/>
    </style:style>
    <style:style style:name="P13" style:family="paragraph" style:parent-style-name="Standard" style:list-style-name="L5">
      <style:paragraph-properties fo:margin-left="3.752cm" fo:margin-right="0cm" fo:text-indent="-0.635cm" style:auto-text-indent="false"/>
    </style:style>
    <style:style style:name="P14" style:family="paragraph" style:parent-style-name="Standard" style:list-style-name="L5">
      <style:paragraph-properties fo:margin-left="5.002cm" fo:margin-right="0cm" fo:text-indent="-0.635cm" style:auto-text-indent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A intervenção feita no Tine 2.0 para construir o <text:span text:style-name="T1">pdo_pgsql</text:span> e habilitá-lo a trabalhar com o <text:span text:style-name="T1">PostgreSQL</text:span> foi especificamente feita em duas aplicações, no Setup do Tine e no Tinebase. Construído o pdo_pgsql, foi preciso chamá-lo dentro de cada aplicação para que elas pudessem fazer suas operações no novo banco de dados.</text:p>
      <text:p text:style-name="Standard"/>
      <text:p text:style-name="Standard"><text:tab/>Cada aplicação possui, dentro do Setup, um arquivo XML com as definições (esquema) das tabelas necessárias. Durante a instalação, esse esquema é mapeado para os tipos específicos de cada banco, para isso, na aplicação Setup, existe um arquivo de abstração para cada um dos bancos de dados implementados (Setup/Backend).</text:p>
      <text:p text:style-name="Standard"/>
      <text:p text:style-name="Standard"><text:tab/>Ainda em Setup/Backend, deve existir um arquivo de abstração para criação de cada “pedaço” do banco (campo - Schema/Field, índice - Schema/Index e tabela - <text:s/>Schema/Table).</text:p>
      <text:p text:style-name="Standard"/>
      <text:p text:style-name="Standard"/>
      <text:p text:style-name="Standard">Setup - Criação do banco de dados</text:p>
      <text:p text:style-name="Standard"/>
      <text:list xml:id="list1598745939" text:style-name="L1">
        <text:list-item>
          <text:p text:style-name="P5">Backend</text:p>
        </text:list-item>
      </text:list>
      <text:p text:style-name="Standard"/>
      <text:list xml:id="list688466773" text:style-name="L2">
        <text:list-item>
          <text:p text:style-name="P8">Abstract.php – classe de abstração para a criação do banco de dados; já estava preparada. Implementa Interface.php; não houve alterações.</text:p>
          <text:p text:style-name="P8"/>
        </text:list-item>
        <text:list-item>
          <text:p text:style-name="P8">Factory.php – utiliza os métodos de criação do banco de dados de acordo com o PDO determinado no arquivo config.inc.php; não houve alterações.</text:p>
          <text:p text:style-name="P8"/>
        </text:list-item>
        <text:list-item>
          <text:p text:style-name="P8">Pgsql.php<text:bookmark-start text:name="__DdeLink__1_688283198"/> – estende Abstract.php<text:bookmark-end text:name="__DdeLink__1_688283198"/>; mapeia os campos que estão no esquema XML para os campos do Postgres; define os métodos de criação de banco de dados PostgreSQL</text:p>
        </text:list-item>
      </text:list>
      <text:p text:style-name="P1"/>
      <text:list xml:id="list1223993015" text:continue-numbering="true" text:style-name="L2">
        <text:list-item>
          <text:p text:style-name="P8">Schema</text:p>
        </text:list-item>
      </text:list>
      <text:p text:style-name="P1"/>
      <text:list xml:id="list1894439701" text:style-name="L3">
        <text:list-item>
          <text:p text:style-name="P6">Field</text:p>
        </text:list-item>
        <text:list-item>
          <text:p text:style-name="P11">Pgsql.php – estende Abstract.php</text:p>
          <text:p text:style-name="P6"/>
        </text:list-item>
        <text:list-item>
          <text:p text:style-name="P6">Index</text:p>
        </text:list-item>
        <text:list-item>
          <text:p text:style-name="P11">Pgsql.php – estende Abstract.php</text:p>
          <text:p text:style-name="P6"/>
        </text:list-item>
        <text:list-item>
          <text:p text:style-name="P6">Table</text:p>
        </text:list-item>
        <text:list-item>
          <text:p text:style-name="P11">Pgsql.php – estende Abstract.php</text:p>
        </text:list-item>
      </text:list>
      <text:p text:style-name="Standard"/>
      <text:p text:style-name="Standard"/>
      <text:p text:style-name="Standard"/>
      <text:p text:style-name="Standard">Tinebase</text:p>
      <text:p text:style-name="Standard"/>
      <text:list xml:id="list733864304" text:continue-list="list1598745939" text:style-name="L1">
        <text:list-item>
          <text:p text:style-name="P5">Backend</text:p>
        </text:list-item>
      </text:list>
      <text:p text:style-name="Standard"/>
      <text:list xml:id="list129872390" text:style-name="L4">
        <text:list-item>
          <text:p text:style-name="P9"><text:bookmark-start text:name="__DdeLink__165_1389736993"/>Abstract.php – classe estendida por todos os módulos.<text:bookmark-end text:name="__DdeLink__165_1389736993"/> Pode ser estendida diretamente, mas na maioria das vezes é usada através da extensão de <text:span text:style-name="T1">Tinebase-&gt;Backend-&gt;Sql-&gt;Abstract.php.</text:span></text:p>
          <text:p text:style-name="P9"/>
        </text:list-item>
        <text:list-item>
          <text:p text:style-name="P9">Factory.php – utiliza os métodos de criação do banco de dados de acordo com o PDO determinado no arquivo config.inc.php; não houve alterações.</text:p>
          <text:p text:style-name="P9"/>
        </text:list-item>
        <text:list-item>
          <text:p text:style-name="P9">Pgsql.php<text:bookmark-start text:name="__DdeLink__1_6882831981"/> – estende Abstract.php<text:bookmark-end text:name="__DdeLink__1_6882831981"/>; mapeia os campos que estão no esquema XML para os campos do Postgres; define os métodos de criação de banco de dados PostgreSQL</text:p>
        </text:list-item>
      </text:list>
      <text:p text:style-name="P1"/>
      <text:list xml:id="list127033870" text:continue-numbering="true" text:style-name="L4">
        <text:list-item>
          <text:p text:style-name="P9">SQL</text:p>
        </text:list-item>
      </text:list>
      <text:p text:style-name="P1"><text:soft-page-break/></text:p>
      <text:list xml:id="list151655756" text:continue-numbering="true" text:style-name="L4">
        <text:list-item>
          <text:p text:style-name="P12">Abstract.php – estende <text:span text:style-name="T1">Tinebase-&gt;Backend-&gt;Abstract.php</text:span>; classe mais rica, define outros métodos. Foi alterada com a criação do método <text:span text:style-name="T1">traitGroup()</text:span>, que trata as cláusulas <text:span text:style-name="T1">GROUP BY</text:span> e <text:span text:style-name="T1">ORDER BY</text:span> das consultas SQL e pela inclusão da chamada a ele nos outros métodos, antes da execução de uma query.</text:p>
        </text:list-item>
      </text:list>
      <text:p text:style-name="P2"/>
      <text:list xml:id="list1973765818" text:style-name="L5">
        <text:list-item>
          <text:p text:style-name="P13">Command.php – implementa <text:span text:style-name="T1">Tinebase-&gt;Backend-&gt;Sql-&gt;Command-&gt;Interface.php</text:span>. <text:bookmark-start text:name="__DdeLink__167_1389736993"/>Encapsula funções que são comuns aos PDOs mas com escrita diferente<text:bookmark-end text:name="__DdeLink__167_1389736993"/>; através da <text:span text:style-name="T1">Interface.php</text:span> o método específico é chamado, de acordo com o PDO usado.</text:p>
        </text:list-item>
      </text:list>
      <text:p text:style-name="P2"/>
      <text:list xml:id="list1031929432" text:continue-numbering="true" text:style-name="L5">
        <text:list-item>
          <text:p text:style-name="P13">Command</text:p>
        </text:list-item>
      </text:list>
      <text:p text:style-name="P2"/>
      <text:list xml:id="list1838011545" text:continue-numbering="true" text:style-name="L5">
        <text:list-item>
          <text:p text:style-name="P14">Interface.php - Encapsula comandos SQL que são comuns aos PDOs mas com escrita diferente;</text:p>
        </text:list-item>
      </text:list>
      <text:p text:style-name="P3"/>
      <text:list xml:id="list142974149" text:continue-numbering="true" text:style-name="L5">
        <text:list-item>
          <text:p text:style-name="P14">MySql.php – métodos do MySql;</text:p>
        </text:list-item>
      </text:list>
      <text:p text:style-name="P3"/>
      <text:list xml:id="list2151510056" text:continue-numbering="true" text:style-name="L5">
        <text:list-item>
          <text:p text:style-name="P14">Oracle.php – métodos do Oracle;</text:p>
        </text:list-item>
      </text:list>
      <text:p text:style-name="P3"/>
      <text:list xml:id="list830718001" text:continue-numbering="true" text:style-name="L5">
        <text:list-item>
          <text:p text:style-name="P14">Pgsql.php – métodos do PostgreSQL</text:p>
        </text:list-item>
      </text:list>
      <text:p text:style-name="P3"/>
      <text:p text:style-name="P4"/>
      <text:p text:style-name="P4"/>
      <text:p text:style-name="Standard">Nas aplicações Felamimail, Addresbook e Calendar, o que se fez foi chamar o método traitGroup() nos casos em que era necessário tratamento de GROUP BY e/ou ORDER BY; em alguns caso a alteração foi para corrigir a formação de query, colocando-a no padrão ANSI, mas sem a necessidade do uso de alguma classe de abstração.</text:p>
      <text:p text:style-name="P4"/>
      <text:p text:style-name="P4"/>
      <text:p text:style-name="P4"/>
      <text:p text:style-name="P4">Merge</text:p>
      <text:p text:style-name="P4"/>
      <text:list xml:id="list833289975" text:style-name="L6">
        <text:list-item>
          <text:p text:style-name="P7">master X merge_milan</text:p>
        </text:list-item>
      </text:list>
      <text:p text:style-name="Standard"/>
      <text:list xml:id="list823494709" text:style-name="L7">
        <text:list-item>
          <text:p text:style-name="P10"><text:span text:style-name="T1">git checkout merge_milan</text:span> – troca para branch merge_milan</text:p>
        </text:list-item>
        <text:list-item>
          <text:p text:style-name="P10"><text:span text:style-name="T1">git merge master -s ours</text:span> – faz merge com o master definindo que o “nosso branch” (merge_milan) é o dominante</text:p>
        </text:list-item>
        <text:list-item>
          <text:p text:style-name="P10"><text:span text:style-name="T1">git checkout master</text:span> – troca para branch master</text:p>
        </text:list-item>
        <text:list-item>
          <text:p text:style-name="P10"><text:span text:style-name="T1">git merge merge_milan</text:span> – efetiva o merge no branch master</text:p>
        </text:list-item>
      </text:list>
      <text:p text:style-name="Standard"/>
      <text:p text:style-name="Standard"/>
      <text:p text:style-name="Standard">Merge</text:p>
      <text:p text:style-name="Standard"/>
      <text:p text:style-name="Standard"/>
      <text:p text:style-name="Standard">Atualiza repositório Master local;</text:p>
      <text:p text:style-name="Standard">Atualiza repositório pgsqlbackend local;</text:p>
      <text:p text:style-name="Standard"/>
      <text:p text:style-name="Standard">git checkout &lt;repositório&gt; - para alternar o repositório;</text:p>
      <text:p text:style-name="Standard">git branch – para verificar qual é o repositório de trabalho atual;</text:p>
      <text:p text:style-name="Standard"/>
      <text:p text:style-name="Standard">git merge &lt;repositório origem&gt; - Ex.: git merge master – traz as mudanças do master para o repositório de trabalho atual;</text:p>
      <text:p text:style-name="Standard"/>
      <text:p text:style-name="Standard"/>
      <text:p text:style-name="Standard"/>
      <text:p text:style-name="Standard">Merge – continuação</text:p>
      <text:p text:style-name="Standard"><text:soft-page-break/></text:p>
      <text:p text:style-name="Standard">Aplicação das alterações feitas no repositório Expresso3 no merge feito previamente entre o Master e o pgsqlbackend.</text:p>
      <text:p text:style-name="Standard"/>
      <text:p text:style-name="Standard">Correção dos conflitos gerados. Houve mudanças em código do ExtJS.</text:p>
      <text:p text:style-name="Standard"/>
      <text:p text:style-name="Standard">Foi gerado um novo branch, merge_milan, formado pelo merge entre <text:span text:style-name="T1">master tine20</text:span> x <text:span text:style-name="T1">pgsqlbackend</text:span> x <text:span text:style-name="T1">master expresso3</text:span>.</text:p>
      <text:p text:style-name="Standard"/>
      <text:p text:style-name="Standard">Algumas funcionalidades testadas não funcionaram e foram repassadas aos respectivos desenvolvedores para tratament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Spranq eco sans" svg:font-family="'Spranq eco sans'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0.5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pranq eco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Spranq eco sans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Spranq eco sans" fo:font-size="10.5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pranq eco sans"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mmel Cysne</meta:initial-creator>
    <meta:creation-date>2012-03-06T14:57:23</meta:creation-date>
    <dc:date>2012-03-23T18:19:10</dc:date>
    <dc:creator>Rommel Cysne</dc:creator>
    <meta:editing-duration>PT9H21M31S</meta:editing-duration>
    <meta:editing-cycles>17</meta:editing-cycles>
    <meta:generator>LibreOffice/3.3$Linux LibreOffice_project/330m19$Build-6</meta:generator>
    <meta:document-statistic meta:table-count="0" meta:image-count="0" meta:object-count="0" meta:page-count="3" meta:paragraph-count="46" meta:word-count="648" meta:character-count="4005"/>
  </office:meta>
</office:document-meta>
</file>